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Text_20_body">
      <style:text-properties officeooo:paragraph-rsid="00f5f88a"/>
    </style:style>
    <style:style style:name="P25" style:family="paragraph" style:parent-style-name="Preformatted_20_Text">
      <style:text-properties officeooo:paragraph-rsid="00bb4b11"/>
    </style:style>
    <style:style style:name="P26" style:family="paragraph" style:parent-style-name="Preformatted_20_Text">
      <style:text-properties officeooo:paragraph-rsid="00bdaedd"/>
    </style:style>
    <style:style style:name="P27" style:family="paragraph" style:parent-style-name="Preformatted_20_Text">
      <style:text-properties officeooo:paragraph-rsid="00dc7bf6"/>
    </style:style>
    <style:style style:name="P28" style:family="paragraph" style:parent-style-name="Preformatted_20_Text">
      <style:text-properties officeooo:paragraph-rsid="00ea6ec8"/>
    </style:style>
    <style:style style:name="P29" style:family="paragraph" style:parent-style-name="Text_20_body" style:list-style-name="L1">
      <style:text-properties officeooo:rsid="00c91dea" officeooo:paragraph-rsid="00c91dea"/>
    </style:style>
    <style:style style:name="P30" style:family="paragraph" style:parent-style-name="Text_20_body" style:list-style-name="L2"/>
    <style:style style:name="P31" style:family="paragraph" style:parent-style-name="Text_20_body" style:list-style-name="L2">
      <style:text-properties officeooo:paragraph-rsid="00b710ad"/>
    </style:style>
    <style:style style:name="P32" style:family="paragraph" style:parent-style-name="Heading_20_3">
      <style:text-properties officeooo:paragraph-rsid="00cad941"/>
    </style:style>
    <style:style style:name="P33" style:family="paragraph" style:parent-style-name="Heading_20_3">
      <style:text-properties officeooo:rsid="00ccd3b6" officeooo:paragraph-rsid="00ccd3b6"/>
    </style:style>
    <style:style style:name="P34" style:family="paragraph" style:parent-style-name="Heading_20_3">
      <style:text-properties officeooo:paragraph-rsid="00f5f88a"/>
    </style:style>
    <style:style style:name="P35" style:family="paragraph" style:parent-style-name="Heading_20_4">
      <style:text-properties officeooo:paragraph-rsid="00f5f88a"/>
    </style:style>
    <style:style style:name="P36" style:family="paragraph" style:parent-style-name="Heading_20_4">
      <style:text-properties officeooo:paragraph-rsid="00ea6ec8"/>
    </style:style>
    <style:style style:name="P37" style:family="paragraph" style:parent-style-name="Heading_20_4">
      <style:text-properties officeooo:rsid="00de1eb6" officeooo:paragraph-rsid="00de1eb6"/>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officeooo:rsid="00e5d67e"/>
    </style:style>
    <style:style style:name="T49" style:family="text">
      <style:text-properties officeooo:rsid="00ea6ec8"/>
    </style:style>
    <style:style style:name="T50" style:family="text">
      <style:text-properties officeooo:rsid="00f105fb"/>
    </style:style>
    <style:style style:name="T51" style:family="text">
      <style:text-properties officeooo:rsid="00f5f88a"/>
    </style:style>
    <style:style style:name="T52" style:family="text">
      <style:text-properties officeooo:rsid="00f7b86e"/>
    </style:style>
    <style:style style:name="T53" style:family="text">
      <style:text-properties officeooo:rsid="00f7bbdb"/>
    </style:style>
    <style:style style:name="T54" style:family="text">
      <style:text-properties officeooo:rsid="00fa13c1"/>
    </style:style>
    <style:style style:name="T5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827475581" text:style-name="L1">
        <text:list-item>
          <text:p text:style-name="P29">Instalar GNU-Octave, más los paquetes de funciones necesarios.</text:p>
        </text:list-item>
        <text:list-item>
          <text:p text:style-name="P29">Instalar git.</text:p>
        </text:list-item>
        <text:list-item>
          <text:p text:style-name="P29">Instalar DSD con git.</text:p>
        </text:list-item>
        <text:list-item>
          <text:p text:style-name="P29">Dar de alta el directorio de DSD en la ruta de búsqueda de Octave.</text:p>
        </text:list-item>
        <text:list-item>
          <text:p text:style-name="P29">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32"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33"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1890045474" text:style-name="L2">
        <text:list-item>
          <text:p text:style-name="P30">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30">Elección de las frecuencias de corte y del tipo de crossover en cada corte.</text:p>
        </text:list-item>
        <text:list-item>
          <text:p text:style-name="P30">Escribir los parámetros del filtro en los correspondientes archivos de guión (extensión <text:span text:style-name="Nombre_20_de_20_archivo">.xof</text:span>), uno por cada vía.</text:p>
        </text:list-item>
        <text:list-item>
          <text:p text:style-name="P31">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30">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35" text:outline-level="4">GSLExp<text:span text:style-name="T51">Calc</text:span></text:h>
      <text:p text:style-name="P24">Es la potencia de dos que expresa la longitud de filtro <text:span text:style-name="T52">usada en la fase de cálculo</text:span>. <text:span text:style-name="T53">En general será mayor que </text:span><text:span text:style-name="Variable"><text:span text:style-name="T53">GSLExp</text:span></text:span><text:span text:style-name="T53"> para obtener mayor precisión.</text:span></text:p>
      <text:h text:style-name="P34"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text:soft-page-break/>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text:soft-page-break/>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text:soft-page-break/>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se cambiará </text:span>a la carpeta de trabajo (‘<text:span text:style-name="Source_20_Text">cd [carpeta de trabajo]</text:span>’), o bien se da<text:span text:style-name="T54">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text:soft-page-break/>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5">% datos de usuario<text:line-break/>inputfiles = {'t','m'};<text:line-break/>fs = [44100,48000];<text:line-break/>filtertypes = {'lp','mp'};<text:line-break/>% fin datos</text:p>
      <text:p text:style-name="P26"><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P36" text:outline-level="4">audio<text:span text:style-name="T49">axe</text:span> </text:h>
      <text:p text:style-name="P23"><text:span text:style-name="T50">Configura</text:span> una gráfica de respuesta en frecuencia con un formato convencional <text:span text:style-name="T50">y obtiene sus ejes</text:span>.</text:p>
      <text:p text:style-name="P28">audio<text:span text:style-name="T49">axe</text:span>(<text:span text:style-name="T48">mag</text:span>top, <text:span text:style-name="T48">mag</text:span>step, <text:span text:style-name="T48">flow, fhigh, </text:span>plotitle)</text:p>
      <text:p text:style-name="P28"><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P36" text:outline-level="4">audioplot </text:h>
      <text:p text:style-name="Text_20_body">Dibuja una gráfica de respuesta en frecuencia con un formato convencional.</text:p>
      <text:p text:style-name="Preformatted_20_Text">audioplot(F, dBmag, <text:span text:style-name="T48">mag</text:span>top, <text:span text:style-name="T48">mag</text:span>step, <text:span text:style-name="T48">flow, fhigh, </text:span>plotitle)</text:p>
      <text:p text:style-name="P27"><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37" text:outline-level="4">loadfrd</text:h>
      <text:p text:style-name="P21">Carga datos de respuesta en frecuencia desde un archivo <text:span text:style-name="Nombre_20_de_20_archivo">.frd</text:span>.</text:p>
      <text:p text:style-name="P22"><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38"><text:span text:style-name="T5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3T22:10:07.143410037</dc:date>
    <meta:printed-by>R R</meta:printed-by>
    <meta:print-date>2007-08-24T21:33:41</meta:print-date>
    <meta:editing-cycles>658</meta:editing-cycles>
    <meta:editing-duration>P6DT4H49M1S</meta:editing-duration>
    <meta:document-statistic meta:table-count="0" meta:image-count="0" meta:object-count="0" meta:page-count="17" meta:paragraph-count="293" meta:word-count="4281" meta:character-count="26274" meta:non-whitespace-character-count="22010"/>
    <meta:user-defined meta:name="Info 1"/>
    <meta:user-defined meta:name="Info 2"/>
    <meta:user-defined meta:name="Info 3"/>
    <meta:user-defined meta:name="Info 4"/>
  </office:meta>
</office:document-meta>
</file>